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#######################################</text:span></text:p>
      <text:p text:style-name="P2"><text:span text:style-name="T2_1">#<text:s/></text:span><text:span text:style-name="T2_2">Syntax</text:span><text:span text:style-name="T2_3"><text:s/></text:span><text:span text:style-name="T2_4">Coloring</text:span><text:span text:style-name="T2_5"><text:s/></text:span><text:span text:style-name="T2_6">Map</text:span><text:span text:style-name="T2_7"><text:s/></text:span><text:span text:style-name="T2_8">For</text:span><text:span text:style-name="T2_9"><text:s/></text:span><text:span text:style-name="T2_10">Esplora</text:span></text:p>
      <text:p text:style-name="P3"><text:span text:style-name="T3_1">#######################################<text:s/></text:span></text:p>
      <text:p text:style-name="P4"><text:span text:style-name="T4_1">#<text:s/></text:span><text:span text:style-name="T4_2">Class</text:span></text:p>
      <text:p text:style-name="P5"><text:span text:style-name="T5_1">#######################################</text:span></text:p>
      <text:p text:style-name="P6"/>
      <text:p text:style-name="P7"><text:span text:style-name="T7_1">Esplora</text:span><text:span text:style-name="T7_2"><text:tab/></text:span><text:span text:style-name="T7_3">KEYWORD</text:span><text:span text:style-name="T7_4">3</text:span></text:p>
      <text:p text:style-name="P8"/>
      <text:p text:style-name="P9"><text:span text:style-name="T9_1">#######################################</text:span></text:p>
      <text:p text:style-name="P10"><text:span text:style-name="T10_1">#<text:s/></text:span><text:span text:style-name="T10_2">Methods</text:span><text:span text:style-name="T10_3"><text:s/></text:span><text:span text:style-name="T10_4">and</text:span><text:span text:style-name="T10_5"><text:s/></text:span><text:span text:style-name="T10_6">Functions</text:span><text:span text:style-name="T10_7"><text:s/></text:span></text:p>
      <text:p text:style-name="P11"><text:span text:style-name="T11_1">#######################################<text:tab/></text:span></text:p>
      <text:p text:style-name="P12"/>
      <text:p text:style-name="P13"><text:span text:style-name="T13_1">begin</text:span><text:span text:style-name="T13_2"><text:tab/></text:span><text:span text:style-name="T13_3">KEYWORD</text:span><text:span text:style-name="T13_4">2</text:span></text:p>
      <text:p text:style-name="P14"><text:span text:style-name="T14_1">readSlider</text:span><text:span text:style-name="T14_2"><text:tab/></text:span><text:span text:style-name="T14_3">KEYWORD</text:span><text:span text:style-name="T14_4">2</text:span></text:p>
      <text:p text:style-name="P15"><text:span text:style-name="T15_1">readLightSensor</text:span><text:span text:style-name="T15_2"><text:tab/></text:span><text:span text:style-name="T15_3">KEYWORD</text:span><text:span text:style-name="T15_4">2</text:span></text:p>
      <text:p text:style-name="P16"><text:span text:style-name="T16_1">readTemperature</text:span><text:span text:style-name="T16_2"><text:tab/></text:span><text:span text:style-name="T16_3">KEYWORD</text:span><text:span text:style-name="T16_4">2</text:span></text:p>
      <text:p text:style-name="P17"><text:span text:style-name="T17_1">readMicrophone</text:span><text:span text:style-name="T17_2"><text:tab/></text:span><text:span text:style-name="T17_3">KEYWORD</text:span><text:span text:style-name="T17_4">2</text:span></text:p>
      <text:p text:style-name="P18"><text:span text:style-name="T18_1">readJoystickSwitch</text:span><text:span text:style-name="T18_2"><text:tab/></text:span><text:span text:style-name="T18_3">KEYWORD</text:span><text:span text:style-name="T18_4">2</text:span></text:p>
      <text:p text:style-name="P19"><text:span text:style-name="T19_1">readJoystickButton</text:span><text:span text:style-name="T19_2"><text:tab/></text:span><text:span text:style-name="T19_3">KEYWORD</text:span><text:span text:style-name="T19_4">2</text:span></text:p>
      <text:p text:style-name="P20"><text:span text:style-name="T20_1">readJoystickX</text:span><text:span text:style-name="T20_2"><text:tab/></text:span><text:span text:style-name="T20_3">KEYWORD</text:span><text:span text:style-name="T20_4">2</text:span></text:p>
      <text:p text:style-name="P21"><text:span text:style-name="T21_1">readJoystickY</text:span><text:span text:style-name="T21_2"><text:tab/></text:span><text:span text:style-name="T21_3">KEYWORD</text:span><text:span text:style-name="T21_4">2</text:span></text:p>
      <text:p text:style-name="P22"><text:span text:style-name="T22_1">readAccelerometer</text:span><text:span text:style-name="T22_2"><text:tab/></text:span><text:span text:style-name="T22_3">KEYWORD</text:span><text:span text:style-name="T22_4">2</text:span></text:p>
      <text:p text:style-name="P23"><text:span text:style-name="T23_1">readButton</text:span><text:span text:style-name="T23_2"><text:tab/></text:span><text:span text:style-name="T23_3">KEYWORD</text:span><text:span text:style-name="T23_4">2</text:span></text:p>
      <text:p text:style-name="P24"><text:span text:style-name="T24_1">writeRGB</text:span><text:span text:style-name="T24_2"><text:tab/></text:span><text:span text:style-name="T24_3">KEYWORD</text:span><text:span text:style-name="T24_4">2</text:span></text:p>
      <text:p text:style-name="P25"><text:span text:style-name="T25_1">writeRed</text:span><text:span text:style-name="T25_2"><text:tab/></text:span><text:span text:style-name="T25_3">KEYWORD</text:span><text:span text:style-name="T25_4">2</text:span></text:p>
      <text:p text:style-name="P26"><text:span text:style-name="T26_1">writeGreen</text:span><text:span text:style-name="T26_2"><text:tab/></text:span><text:span text:style-name="T26_3">KEYWORD</text:span><text:span text:style-name="T26_4">2</text:span></text:p>
      <text:p text:style-name="P27"><text:span text:style-name="T27_1">writeBlue</text:span><text:span text:style-name="T27_2"><text:tab/></text:span><text:span text:style-name="T27_3">KEYWORD</text:span><text:span text:style-name="T27_4">2</text:span></text:p>
      <text:p text:style-name="P28"><text:span text:style-name="T28_1">readRed</text:span><text:span text:style-name="T28_2"><text:tab/></text:span><text:span text:style-name="T28_3">KEYWORD</text:span><text:span text:style-name="T28_4">2</text:span></text:p>
      <text:p text:style-name="P29"><text:span text:style-name="T29_1">readGreen</text:span><text:span text:style-name="T29_2"><text:tab/></text:span><text:span text:style-name="T29_3">KEYWORD</text:span><text:span text:style-name="T29_4">2</text:span></text:p>
      <text:p text:style-name="P30"><text:span text:style-name="T30_1">readBlue</text:span><text:span text:style-name="T30_2"><text:tab/></text:span><text:span text:style-name="T30_3">KEYWORD</text:span><text:span text:style-name="T30_4">2</text:span></text:p>
      <text:p text:style-name="P31"><text:span text:style-name="T31_1">tone</text:span><text:span text:style-name="T31_2"><text:tab/></text:span><text:span text:style-name="T31_3">KEYWORD</text:span><text:span text:style-name="T31_4">2</text:span></text:p>
      <text:p text:style-name="P32"><text:span text:style-name="T32_1">noTone</text:span><text:span text:style-name="T32_2"><text:tab/></text:span><text:span text:style-name="T32_3">KEYWORD</text:span><text:span text:style-name="T32_4">2</text:span></text:p>
      <text:p text:style-name="P33"/>
      <text:p text:style-name="P34"/>
      <text:p text:style-name="P35"><text:span text:style-name="T35_1">#######################################</text:span></text:p>
      <text:p text:style-name="P36"><text:span text:style-name="T36_1">#<text:s/></text:span><text:span text:style-name="T36_2">Constants</text:span></text:p>
      <text:p text:style-name="P37"><text:span text:style-name="T37_1">#######################################</text:span></text:p>
      <text:p text:style-name="P38"><text:span text:style-name="T38_1"><text:s/></text:span></text:p>
      <text:p text:style-name="P39"><text:span text:style-name="T39_1">JOYSTICK</text:span><text:span text:style-name="T39_2">_</text:span><text:span text:style-name="T39_3">BASE</text:span><text:span text:style-name="T39_4"><text:tab/></text:span><text:span text:style-name="T39_5">LITERAL</text:span><text:span text:style-name="T39_6">1</text:span></text:p>
      <text:p text:style-name="P40"><text:span text:style-name="T40_1">MAX</text:span><text:span text:style-name="T40_2">_</text:span><text:span text:style-name="T40_3">CHANNELS</text:span><text:span text:style-name="T40_4"><text:tab/></text:span><text:span text:style-name="T40_5">LITERAL</text:span><text:span text:style-name="T40_6">1</text:span></text:p>
      <text:p text:style-name="P41"><text:span text:style-name="T41_1">CH</text:span><text:span text:style-name="T41_2">_</text:span><text:span text:style-name="T41_3">SWITCH</text:span><text:span text:style-name="T41_4">_1<text:tab/></text:span><text:span text:style-name="T41_5">LITERAL</text:span><text:span text:style-name="T41_6">1</text:span></text:p>
      <text:p text:style-name="P42"><text:span text:style-name="T42_1">CH</text:span><text:span text:style-name="T42_2">_</text:span><text:span text:style-name="T42_3">SWITCH</text:span><text:span text:style-name="T42_4">_2<text:tab/></text:span><text:span text:style-name="T42_5">LITERAL</text:span><text:span text:style-name="T42_6">1</text:span></text:p>
      <text:p text:style-name="P43"><text:span text:style-name="T43_1">CH</text:span><text:span text:style-name="T43_2">_</text:span><text:span text:style-name="T43_3">SWITCH</text:span><text:span text:style-name="T43_4">_3<text:tab/></text:span><text:span text:style-name="T43_5">LITERAL</text:span><text:span text:style-name="T43_6">1</text:span></text:p>
      <text:p text:style-name="P44"><text:span text:style-name="T44_1">CH</text:span><text:span text:style-name="T44_2">_</text:span><text:span text:style-name="T44_3">SWITCH</text:span><text:span text:style-name="T44_4">_4<text:tab/></text:span><text:span text:style-name="T44_5">LITERAL</text:span><text:span text:style-name="T44_6">1</text:span></text:p>
      <text:p text:style-name="P45"><text:span text:style-name="T45_1">CH</text:span><text:span text:style-name="T45_2">_</text:span><text:span text:style-name="T45_3">SLIDER</text:span><text:span text:style-name="T45_4"><text:tab/></text:span><text:span text:style-name="T45_5">LITERAL</text:span><text:span text:style-name="T45_6">1</text:span></text:p>
      <text:p text:style-name="P46"><text:span text:style-name="T46_1">CH</text:span><text:span text:style-name="T46_2">_</text:span><text:span text:style-name="T46_3">LIGHT</text:span><text:span text:style-name="T46_4"><text:tab/></text:span><text:span text:style-name="T46_5">LITERAL</text:span><text:span text:style-name="T46_6">1</text:span></text:p>
      <text:p text:style-name="P47"><text:span text:style-name="T47_1">CH</text:span><text:span text:style-name="T47_2">_</text:span><text:span text:style-name="T47_3">TEMPERATURE</text:span><text:span text:style-name="T47_4"><text:tab/></text:span><text:span text:style-name="T47_5">LITERAL</text:span><text:span text:style-name="T47_6">1</text:span></text:p>
      <text:p text:style-name="P48"><text:span text:style-name="T48_1">CH</text:span><text:span text:style-name="T48_2">_</text:span><text:span text:style-name="T48_3">MIC</text:span><text:span text:style-name="T48_4"><text:tab/></text:span><text:span text:style-name="T48_5">LITERAL</text:span><text:span text:style-name="T48_6">1</text:span></text:p>
      <text:p text:style-name="P49"><text:span text:style-name="T49_1">CH</text:span><text:span text:style-name="T49_2">_</text:span><text:span text:style-name="T49_3">JOYSTICK</text:span><text:span text:style-name="T49_4">_</text:span><text:span text:style-name="T49_5">SW</text:span><text:span text:style-name="T49_6"><text:tab/></text:span><text:span text:style-name="T49_7">LITERAL</text:span><text:span text:style-name="T49_8">1</text:span></text:p>
      <text:p text:style-name="P50"><text:span text:style-name="T50_1">CH</text:span><text:span text:style-name="T50_2">_</text:span><text:span text:style-name="T50_3">JOYSTICK</text:span><text:span text:style-name="T50_4">_</text:span><text:span text:style-name="T50_5">X</text:span><text:span text:style-name="T50_6"><text:tab/></text:span><text:span text:style-name="T50_7">LITERAL</text:span><text:span text:style-name="T50_8">1</text:span></text:p>
      <text:p text:style-name="P51"><text:span text:style-name="T51_1">CH</text:span><text:span text:style-name="T51_2">_</text:span><text:span text:style-name="T51_3">JOYSTICK</text:span><text:span text:style-name="T51_4">_</text:span><text:span text:style-name="T51_5">Y</text:span><text:span text:style-name="T51_6"><text:tab/></text:span><text:span text:style-name="T51_7">LITERAL</text:span><text:span text:style-name="T51_8">1</text:span></text:p>
      <text:p text:style-name="P52"><text:span text:style-name="T52_1">SWITCH</text:span><text:span text:style-name="T52_2">_1<text:tab/></text:span><text:span text:style-name="T52_3">LITERAL</text:span><text:span text:style-name="T52_4">1</text:span></text:p>
      <text:p text:style-name="P53"><text:span text:style-name="T53_1">SWITCH</text:span><text:span text:style-name="T53_2">_2<text:tab/></text:span><text:span text:style-name="T53_3">LITERAL</text:span><text:span text:style-name="T53_4">1</text:span></text:p>
      <text:p text:style-name="P54"><text:span text:style-name="T54_1">SWITCH</text:span><text:span text:style-name="T54_2">_3<text:tab/></text:span><text:span text:style-name="T54_3">LITERAL</text:span><text:span text:style-name="T54_4">1</text:span></text:p>
      <text:p text:style-name="P55"><text:span text:style-name="T55_1">SWITCH</text:span><text:span text:style-name="T55_2">_4<text:tab/></text:span><text:span text:style-name="T55_3">LITERAL</text:span><text:span text:style-name="T55_4">1</text:span></text:p>
      <text:p text:style-name="P56"><text:span text:style-name="T56_1">SWITCH</text:span><text:span text:style-name="T56_2">_</text:span><text:span text:style-name="T56_3">DOWN</text:span><text:span text:style-name="T56_4"><text:tab/></text:span><text:span text:style-name="T56_5">LITERAL</text:span><text:span text:style-name="T56_6">1</text:span></text:p>
      <text:p text:style-name="P57"><text:span text:style-name="T57_1">SWITCH</text:span><text:span text:style-name="T57_2">_</text:span><text:span text:style-name="T57_3">LEFT</text:span><text:span text:style-name="T57_4"><text:tab/></text:span><text:span text:style-name="T57_5">LITERAL</text:span><text:span text:style-name="T57_6">1</text:span></text:p>
      <text:p text:style-name="P58"><text:span text:style-name="T58_1">SWITCH</text:span><text:span text:style-name="T58_2">_</text:span><text:span text:style-name="T58_3">UP</text:span><text:span text:style-name="T58_4"><text:tab/></text:span><text:span text:style-name="T58_5">LITERAL</text:span><text:span text:style-name="T58_6">1</text:span></text:p>
      <text:p text:style-name="P59"><text:span text:style-name="T59_1">SWITCH</text:span><text:span text:style-name="T59_2">_</text:span><text:span text:style-name="T59_3">RIGHT</text:span><text:span text:style-name="T59_4"><text:tab/></text:span><text:span text:style-name="T59_5">LITERAL</text:span><text:span text:style-name="T59_6">1</text:span></text:p>
      <text:p text:style-name="P60"><text:span text:style-name="T60_1">JOYSTICK</text:span><text:span text:style-name="T60_2">_</text:span><text:span text:style-name="T60_3">DOWN</text:span><text:span text:style-name="T60_4"><text:tab/></text:span><text:span text:style-name="T60_5">LITERAL</text:span><text:span text:style-name="T60_6">1</text:span></text:p>
      <text:p text:style-name="P61"><text:span text:style-name="T61_1">JOYSTICK</text:span><text:span text:style-name="T61_2">_</text:span><text:span text:style-name="T61_3">LEFT</text:span><text:span text:style-name="T61_4"><text:tab/></text:span><text:span text:style-name="T61_5">LITERAL</text:span><text:span text:style-name="T61_6">1</text:span></text:p>
      <text:p text:style-name="P62"><text:span text:style-name="T62_1">JOYSTICK</text:span><text:span text:style-name="T62_2">_</text:span><text:span text:style-name="T62_3">UP</text:span><text:span text:style-name="T62_4"><text:tab/></text:span><text:span text:style-name="T62_5">LITERAL</text:span><text:span text:style-name="T62_6">1</text:span></text:p>
      <text:p text:style-name="P63"><text:span text:style-name="T63_1">PRESSED</text:span><text:span text:style-name="T63_2"><text:tab/></text:span><text:span text:style-name="T63_3">LITERAL</text:span><text:span text:style-name="T63_4">1</text:span></text:p>
      <text:p text:style-name="P64"><text:span text:style-name="T64_1">RELEASED</text:span><text:span text:style-name="T64_2"><text:tab/></text:span><text:span text:style-name="T64_3">LITERAL</text:span><text:span text:style-name="T64_4">1</text:span></text:p>
      <text:p text:style-name="P65"><text:span text:style-name="T65_1">DEGREES</text:span><text:span text:style-name="T65_2">_</text:span><text:span text:style-name="T65_3">C</text:span><text:span text:style-name="T65_4"><text:tab/></text:span><text:span text:style-name="T65_5">LITERAL</text:span><text:span text:style-name="T65_6">1</text:span></text:p>
      <text:p text:style-name="P66"><text:span text:style-name="T66_1">DEGREES</text:span><text:span text:style-name="T66_2">_</text:span><text:span text:style-name="T66_3">F</text:span><text:span text:style-name="T66_4"><text:tab/></text:span><text:span text:style-name="T66_5">LITERAL</text:span><text:span text:style-name="T66_6">1</text:span></text:p>
      <text:p text:style-name="P67"><text:span text:style-name="T67_1">X</text:span><text:span text:style-name="T67_2">_</text:span><text:span text:style-name="T67_3">AXIS</text:span><text:span text:style-name="T67_4"><text:tab/></text:span><text:span text:style-name="T67_5">LITERAL</text:span><text:span text:style-name="T67_6">1</text:span></text:p>
      <text:p text:style-name="P68"><text:span text:style-name="T68_1">Y</text:span><text:span text:style-name="T68_2">_</text:span><text:span text:style-name="T68_3">AXIS</text:span><text:span text:style-name="T68_4"><text:tab/></text:span><text:span text:style-name="T68_5">LITERAL</text:span><text:span text:style-name="T68_6">1</text:span></text:p>
      <text:p text:style-name="P69"><text:span text:style-name="T69_1">Z</text:span><text:span text:style-name="T69_2">_</text:span><text:span text:style-name="T69_3">AXIS</text:span><text:span text:style-name="T69_4"><text:tab/></text:span><text:span text:style-name="T69_5">LITERAL</text:span><text:span text:style-name="T69_6">1</text:span></text:p>
      <text:p text:style-name="P7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